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T1" style:family="text">
      <style:text-properties style:text-position="sub 58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readsheet Computations and Dependencies</text:p>
      <text:p text:style-name="Standard"/>
      <text:p text:style-name="P2">Columns in sheet:</text:p>
      <text:list xml:id="list1378599311" text:style-name="L1">
        <text:list-item>
          <text:p text:style-name="P4">Frame #</text:p>
        </text:list-item>
        <text:list-item>
          <text:p text:style-name="P4">Event Comments</text:p>
        </text:list-item>
        <text:list-item>
          <text:p text:style-name="P4">Time (seconds)</text:p>
        </text:list-item>
        <text:list-item>
          <text:p text:style-name="P4">Miles per Hour (MPH, described as “s” or speed in formulas)</text:p>
        </text:list-item>
        <text:list-item>
          <text:p text:style-name="P4">Feet per Second (FPS, described as “v” or velocity in formulas)</text:p>
        </text:list-item>
        <text:list-item>
          <text:p text:style-name="P4">Acceleration or Deceleration Indicator</text:p>
        </text:list-item>
        <text:list-item>
          <text:p text:style-name="P4">Factor (described as a “f” variable in formulas)</text:p>
        </text:list-item>
        <text:list-item>
          <text:p text:style-name="P4">Percent (% of completion of each vehicles event)</text:p>
        </text:list-item>
        <text:list-item>
          <text:p text:style-name="P4">Incrimental distance</text:p>
        </text:list-item>
        <text:list-item>
          <text:p text:style-name="P4">Total distance (sum of Incrimental Distance)</text:p>
        </text:list-item>
      </text:list>
      <text:p text:style-name="Standard"/>
      <text:p text:style-name="Standard">*The last 7 columns repeat for each additional vehicle. *</text:p>
      <text:p text:style-name="Standard"/>
      <text:p text:style-name="P2">Known Factors (variables) that are previously gathered and inputed by the user:</text:p>
      <text:list xml:id="list432527929" text:style-name="L2">
        <text:list-item>
          <text:p text:style-name="P5">Vehicle Name or Description</text:p>
        </text:list-item>
        <text:list-item>
          <text:p text:style-name="P5">Original Speed (prior to skidmarks, MPH)</text:p>
        </text:list-item>
        <text:list-item>
          <text:p text:style-name="P5">Drag Factor (described as a “f” variable in formulas)</text:p>
        </text:list-item>
        <text:list-item>
          <text:p text:style-name="P5">Acceleration or Deceleration</text:p>
        </text:list-item>
        <text:list-item>
          <text:p text:style-name="P5">Pre-Crash Time (seconds)</text:p>
        </text:list-item>
        <text:list-item>
          <text:p text:style-name="P5">Impact Speed (MPH)</text:p>
        </text:list-item>
        <text:list-item>
          <text:p text:style-name="P5">Acceleration or Deceleration</text:p>
        </text:list-item>
        <text:list-item>
          <text:p text:style-name="P5">Speed Immediately After Impact (not a required entry, MPH)</text:p>
        </text:list-item>
        <text:list-item>
          <text:p text:style-name="P5">Speed when Vehicles Seperate (MPH)</text:p>
        </text:list-item>
        <text:list-item>
          <text:p text:style-name="P5">Crash Impulse (time elapsed from Impact speed to Vehicles Seperate, seconds, typically .1 to .2 seconds)</text:p>
        </text:list-item>
        <text:list-item>
          <text:p text:style-name="P5">Post Crash Drag Factor</text:p>
        </text:list-item>
        <text:list-item>
          <text:p text:style-name="P5">Acceleration or Deceleration</text:p>
        </text:list-item>
      </text:list>
      <text:p text:style-name="Standard"/>
      <text:p text:style-name="P2">Specific Behavoirs needed:</text:p>
      <text:list xml:id="list1715221198" text:style-name="L3">
        <text:list-item>
          <text:p text:style-name="P6">All decimal places kept whole. Rounding is not preferred. </text:p>
        </text:list-item>
        <text:list-item>
          <text:p text:style-name="P6">Report 4 decimal places in each cell (truncated)</text:p>
        </text:list-item>
        <text:list-item>
          <text:p text:style-name="P6">Frames are 0.0333333333 seconds apart</text:p>
          <text:list>
            <text:list-item>
              <text:p text:style-name="P6">Exceptions are for the Pre-Crash time </text:p>
            </text:list-item>
            <text:list-item>
              <text:p text:style-name="P6">That time needs to be properly inserted when the Impact speed is reached</text:p>
            </text:list-item>
            <text:list-item>
              <text:p text:style-name="P6">That time should be used as an incremental point for all vehicles</text:p>
            </text:list-item>
            <text:list-item>
              <text:p text:style-name="P6">The time immediately after this time should carry on the cadence of 0.0333333333</text:p>
              <text:list>
                <text:list-item>
                  <text:p text:style-name="P6">Such as Row 1: 0.0333333333, Row 2: 0.045, Row 3: 0.06666666666, Row 4: 0.099999</text:p>
                </text:list-item>
              </text:list>
            </text:list-item>
          </text:list>
        </text:list-item>
        <text:list-item>
          <text:p text:style-name="P6">FPS calculated </text:p>
          <text:list>
            <text:list-item>
              <text:p text:style-name="P6">from “Original Speed” to “Impact Speed”. </text:p>
            </text:list-item>
            <text:list-item>
              <text:p text:style-name="P6">Insert Impact Speed when calculation drops just below the “Impact Speed”</text:p>
            </text:list-item>
            <text:list-item>
              <text:p text:style-name="P6">continue calculation until reaching “Speed at Seperation”</text:p>
            </text:list-item>
            <text:list-item>
              <text:p text:style-name="P6">Insert the “Speed at Seperation” and continue until reaching 0 MPH. </text:p>
            </text:list-item>
            <text:list-item>
              <text:p text:style-name="P6">Formula needs to convert the imputed MPH for Comparision or we have to require the FPS <text:soft-page-break/>to be entered and not MPH</text:p>
            </text:list-item>
          </text:list>
        </text:list-item>
        <text:list-item>
          <text:p text:style-name="P6">Factor</text:p>
          <text:list>
            <text:list-item>
              <text:p text:style-name="P6">Inputed for Pre-Crash and Post Crash</text:p>
            </text:list-item>
            <text:list-item>
              <text:p text:style-name="P6">Calculated for intervals between Speed after impact to Seperation</text:p>
            </text:list-item>
            <text:list-item>
              <text:p text:style-name="P6">It would be great if it could be fine tuned later, but I can see that being difficult</text:p>
              <text:list>
                <text:list-item>
                  <text:p text:style-name="P6">The factor changes as a vehicle slides, rolls, etc across multiple surfaces</text:p>
                </text:list-item>
              </text:list>
            </text:list-item>
          </text:list>
        </text:list-item>
        <text:list-item>
          <text:p text:style-name="P6">MPH</text:p>
          <text:list>
            <text:list-item>
              <text:p text:style-name="P6">Calculated off FPS = FPS/1.466666666666666</text:p>
            </text:list-item>
          </text:list>
        </text:list-item>
        <text:list-item>
          <text:p text:style-name="P6">Lining up crashes</text:p>
          <text:list>
            <text:list-item>
              <text:p text:style-name="P6">In a 2 vehicle crash they crash at the same time. </text:p>
            </text:list-item>
            <text:list-item>
              <text:p text:style-name="P6">With 3 or more vehicles the impact time will be at different times. </text:p>
            </text:list-item>
            <text:list-item>
              <text:p text:style-name="P6">It is not likely they would all collide at the exact same moment</text:p>
            </text:list-item>
            <text:list-item>
              <text:p text:style-name="P6">Most calculations will be only 2 vehicles. </text:p>
            </text:list-item>
          </text:list>
        </text:list-item>
      </text:list>
      <text:p text:style-name="Standard"/>
      <text:p text:style-name="P2">Formulas:</text:p>
      <text:p text:style-name="Standard"/>
      <text:p text:style-name="P1">Time</text:p>
      <text:p text:style-name="Standard">0.0333333333 + previous time</text:p>
      <text:p text:style-name="Standard">Exceptions is when reaching Impact Speed, use Impact Time then return to same frames ie: for the frame after the Impact time</text:p>
      <text:p text:style-name="Standard">Time Previous to Impact Time + 0.0333333333333</text:p>
      <text:p text:style-name="Standard"/>
      <text:p text:style-name="Standard"/>
      <text:p text:style-name="P1">MPH</text:p>
      <text:p text:style-name="Standard"><draw:frame draw:style-name="fr1" draw:name="Object6" text:anchor-type="as-char" svg:y="-0.2445in" svg:width="1.3173in" svg:height="0.3937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Standard"/>
      <text:p text:style-name="P1">FPS</text:p>
      <text:p text:style-name="Standard">Deceleration</text:p>
      <text:p text:style-name="Standard"><draw:frame draw:style-name="fr1" draw:name="Object1" text:anchor-type="as-char" svg:y="-0.152in" svg:width="1.5598in" svg:height="0.212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Acceleration</text:p>
      <text:p text:style-name="Standard"><draw:frame draw:style-name="fr1" draw:name="Object2" text:anchor-type="as-char" svg:y="-0.152in" svg:width="1.561in" svg:height="0.213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Standard"/>
      <text:p text:style-name="Standard"/>
      <text:p text:style-name="Standard"/>
      <text:p text:style-name="P1">Factor (for speed after impact to seperation)</text:p>
      <text:p text:style-name="P3">Deceleration</text:p>
      <text:p text:style-name="Standard"><draw:frame draw:style-name="fr1" draw:name="Object3" text:anchor-type="as-char" svg:y="-0.2728in" svg:width="1.0161in" svg:height="0.437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Standard"/>
      <text:p text:style-name="Standard">Acceleration</text:p>
      <text:p text:style-name="Standard"/>
      <text:p text:style-name="Standard"><draw:frame draw:style-name="fr1" draw:name="Object4" text:anchor-type="as-char" svg:y="-0.2728in" svg:width="1.0161in" svg:height="0.437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Standard"/>
      <text:p text:style-name="Standard"/>
      <text:p text:style-name="P1"><text:soft-page-break/>Percent</text:p>
      <text:p text:style-name="Standard">Different for each vehicle. </text:p>
      <text:p text:style-name="Standard"><draw:frame draw:style-name="fr1" draw:name="Object7" text:anchor-type="as-char" svg:y="-0.2602in" svg:width="1.8047in" svg:height="0.4252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Standard"/>
      <text:p text:style-name="P1">Incremental Distance</text:p>
      <text:p text:style-name="Standard"><draw:frame draw:style-name="fr1" draw:name="Object5" text:anchor-type="as-char" svg:y="-0.172in" svg:width="1.0693in" svg:height="0.208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Standard"/>
      <text:p text:style-name="Standard"/>
      <text:p text:style-name="P2">Variables:</text:p>
      <text:p text:style-name="Standard"/>
      <text:p text:style-name="Standard">d = distance</text:p>
      <text:p text:style-name="Standard">f = Acceleration/Deceleration Factor</text:p>
      <text:p text:style-name="Standard">t = time (seconds)</text:p>
      <text:p text:style-name="Standard">v = velocity (feet per second)</text:p>
      <text:p text:style-name="Standard">s = speed (MPH)</text:p>
      <text:p text:style-name="Standard">V<text:span text:style-name="T1">o</text:span> = Velocity Original</text:p>
      <text:p text:style-name="Standard">V<text:span text:style-name="T1">f</text:span> = Velocity Fina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Creech</meta:initial-creator>
    <meta:creation-date>2012-11-23T08:40:06</meta:creation-date>
    <dc:date>2012-11-23T09:53:20</dc:date>
    <dc:creator>Andy Creech</dc:creator>
    <meta:editing-duration>PT1H4M59S</meta:editing-duration>
    <meta:editing-cycles>3</meta:editing-cycles>
    <meta:generator>LibreOffice/3.5$Linux_X86_64 LibreOffice_project/350m1$Build-2</meta:generator>
    <meta:document-statistic meta:table-count="0" meta:image-count="0" meta:object-count="7" meta:page-count="3" meta:paragraph-count="83" meta:word-count="527" meta:character-count="3018" meta:non-whitespace-character-count="2599"/>
  </office:meta>
</office:document-meta>
</file>

<file path=Object 1/content.xml><?xml version="1.0" encoding="utf-8"?>
<math xmlns="http://www.w3.org/1998/Math/MathML">
  <semantics>
    <mrow>
      <mrow>
        <msub>
          <mi>V</mi>
          <mi>f</mi>
        </msub>
        <mo stretchy="false">=</mo>
        <mrow>
          <msub>
            <mi>V</mi>
            <mi>o</mi>
          </msub>
          <mo stretchy="false">−</mo>
          <mrow>
            <mo stretchy="false">(</mo>
            <mrow>
              <mrow>
                <mrow>
                  <mn>32.2</mn>
                  <mo stretchy="false">∗</mo>
                  <mi>f</mi>
                </mrow>
                <mo stretchy="false">∗</mo>
                <mi>t</mi>
              </mrow>
            </mrow>
            <mo stretchy="false">)</mo>
          </mrow>
        </mrow>
      </mrow>
    </mrow>
    <annotation encoding="StarMath 5.0">V sub f=V sub o-(32.2*f*t)</annotation>
  </semantics>
</math>
</file>

<file path=Object 2/content.xml><?xml version="1.0" encoding="utf-8"?>
<math xmlns="http://www.w3.org/1998/Math/MathML">
  <semantics>
    <mrow>
      <mrow>
        <msub>
          <mi>V</mi>
          <mi>f</mi>
        </msub>
        <mo stretchy="false">=</mo>
        <mrow>
          <msub>
            <mi>V</mi>
            <mi>o</mi>
          </msub>
          <mo stretchy="false">+</mo>
          <mrow>
            <mo stretchy="false">(</mo>
            <mrow>
              <mrow>
                <mrow>
                  <mn>32.2</mn>
                  <mo stretchy="false">∗</mo>
                  <mi>f</mi>
                </mrow>
                <mo stretchy="false">∗</mo>
                <mi>t</mi>
              </mrow>
            </mrow>
            <mo stretchy="false">)</mo>
          </mrow>
        </mrow>
      </mrow>
    </mrow>
    <annotation encoding="StarMath 5.0">V sub f=V sub o+(32.2*f*t)</annotation>
  </semantics>
</math>
</file>

<file path=Object 3/content.xml><?xml version="1.0" encoding="utf-8"?>
<math xmlns="http://www.w3.org/1998/Math/MathML">
  <semantics>
    <mrow>
      <mrow>
        <mi>f</mi>
        <mo stretchy="false">=</mo>
        <mfrac>
          <mrow>
            <mo stretchy="false">(</mo>
            <mrow>
              <mrow>
                <msub>
                  <mi>V</mi>
                  <mi>o</mi>
                </msub>
                <mo stretchy="false">−</mo>
                <msub>
                  <mi>V</mi>
                  <mi>f</mi>
                </msub>
              </mrow>
            </mrow>
            <mo stretchy="false">)</mo>
          </mrow>
          <mrow>
            <mo stretchy="false">(</mo>
            <mrow>
              <mrow>
                <mn>32.2</mn>
                <mo stretchy="false">∗</mo>
                <mi>t</mi>
              </mrow>
            </mrow>
            <mo stretchy="false">)</mo>
          </mrow>
        </mfrac>
      </mrow>
    </mrow>
    <annotation encoding="StarMath 5.0">f=(V sub o- V sub f)over(32.2 * t)
</annotation>
  </semantics>
</math>
</file>

<file path=Object 4/content.xml><?xml version="1.0" encoding="utf-8"?>
<math xmlns="http://www.w3.org/1998/Math/MathML">
  <semantics>
    <mrow>
      <mrow>
        <mi>f</mi>
        <mo stretchy="false">=</mo>
        <mfrac>
          <mrow>
            <mo stretchy="false">(</mo>
            <mrow>
              <mrow>
                <msub>
                  <mi>V</mi>
                  <mi>f</mi>
                </msub>
                <mo stretchy="false">−</mo>
                <msub>
                  <mi>V</mi>
                  <mi>o</mi>
                </msub>
              </mrow>
            </mrow>
            <mo stretchy="false">)</mo>
          </mrow>
          <mrow>
            <mo stretchy="false">(</mo>
            <mrow>
              <mrow>
                <mn>32.2</mn>
                <mo stretchy="false">∗</mo>
                <mi>t</mi>
              </mrow>
            </mrow>
            <mo stretchy="false">)</mo>
          </mrow>
        </mfrac>
      </mrow>
    </mrow>
    <annotation encoding="StarMath 5.0">f=(V sub f- V sub o)over(32.2 * t)
</annotation>
  </semantics>
</math>
</file>

<file path=Object 5/content.xml><?xml version="1.0" encoding="utf-8"?>
<math xmlns="http://www.w3.org/1998/Math/MathML">
  <semantics>
    <mrow>
      <mrow>
        <mi>d</mi>
        <mo stretchy="false">=</mo>
        <mrow>
          <mrow>
            <mn>16.1</mn>
            <mo stretchy="false">∗</mo>
            <mi>f</mi>
          </mrow>
          <mo stretchy="false">∗</mo>
          <msup>
            <mi>t</mi>
            <mn>2</mn>
          </msup>
        </mrow>
      </mrow>
    </mrow>
    <annotation encoding="StarMath 5.0">d=16.1 * f* t sup 2
</annotation>
  </semantics>
</math>
</file>

<file path=Object 6/content.xml><?xml version="1.0" encoding="utf-8"?>
<math xmlns="http://www.w3.org/1998/Math/MathML">
  <semantics>
    <mrow>
      <mrow>
        <mi>S</mi>
        <mo stretchy="false">=</mo>
        <mfrac>
          <mi>V</mi>
          <mn>1.4666666666</mn>
        </mfrac>
      </mrow>
    </mrow>
    <annotation encoding="StarMath 5.0">S=V over 1.4666666666</annotation>
  </semantics>
</math>
</file>

<file path=Object 7/content.xml><?xml version="1.0" encoding="utf-8"?>
<math xmlns="http://www.w3.org/1998/Math/MathML">
  <semantics>
    <mrow>
      <mrow>
        <mi mathvariant="italic">Percent</mi>
        <mo stretchy="false">=</mo>
        <mfrac>
          <mrow>
            <mo stretchy="false">(</mo>
            <mrow>
              <mi mathvariant="italic">Current</mi>
              <mi mathvariant="italic">Time</mi>
            </mrow>
            <mo stretchy="false">)</mo>
          </mrow>
          <mrow>
            <mo stretchy="false">(</mo>
            <mrow>
              <mi mathvariant="italic">End</mi>
              <mi mathvariant="italic">Time</mi>
            </mrow>
            <mo stretchy="false">)</mo>
          </mrow>
        </mfrac>
      </mrow>
    </mrow>
    <annotation encoding="StarMath 5.0">Percent =(Current Time) over (End Time)</annotation>
  </semantics>
</math>
</file>